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office:value-type="string">
            <text:p>Tag</text:p>
          </table:table-cell>
          <table:table-cell/>
          <table:table-cell office:value-type="string">
            <text:p>Unity</text:p>
          </table:table-cell>
          <table:table-cell office:value-type="string">
            <text:p>Blender</text:p>
          </table:table-cell>
          <table:table-cell office:value-type="string">
            <text:p>Atom</text:p>
          </table:table-cell>
          <table:table-cell office:value-type="string">
            <text:p>Monodevelop</text:p>
          </table:table-cell>
          <table:table-cell office:value-type="string">
            <text:p>Git</text:p>
          </table:table-cell>
          <table:table-cell office:value-type="string">
            <text:p>Skype</text:p>
          </table:table-cell>
          <table:table-cell office:value-type="string">
            <text:p>Sonstiges (zB Internetrecherche)</text:p>
          </table:table-cell>
          <table:table-cell table:number-columns-repeated="2"/>
          <table:table-cell office:value-type="string">
            <text:p>Gesamt(mit skype)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6-30">
            <text:p>30.06.17</text:p>
          </table:table-cell>
          <table:table-cell/>
          <table:table-cell table:style-name="ce2" office:value-type="time" office:time-value="PT02H25M20S">
            <text:p>02:25:20</text:p>
          </table:table-cell>
          <table:table-cell table:style-name="ce2" office:value-type="time" office:time-value="PT00H25M07S">
            <text:p>00:25:07</text:p>
          </table:table-cell>
          <table:table-cell table:style-name="ce2" office:value-type="time" office:time-value="PT00H11M04S">
            <text:p>00:11:04</text:p>
          </table:table-cell>
          <table:table-cell table:style-name="ce2" office:value-type="time" office:time-value="PT00H12M48S">
            <text:p>00:12:48</text:p>
          </table:table-cell>
          <table:table-cell table:style-name="ce2" office:value-type="time" office:time-value="PT00H07M39S">
            <text:p>00:07:39</text:p>
          </table:table-cell>
          <table:table-cell table:number-columns-repeated="2"/>
          <table:table-cell table:number-columns-repeated="2"/>
          <table:table-cell table:formula="of:=[.D3]+[.E3]+[.F3]+[.G3]+[.H3]+[.I3]+[.J3]" office:value-type="time" office:time-value="PT03H21M58S">
            <text:p>03:21:58</text:p>
          </table:table-cell>
          <table:table-cell office:value-type="string">
            <text:p>(hier fehlen ca 2-3 Stunden bevor ich das Tracking begonnen habe)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7-07-01">
            <text:p>01.07.17</text:p>
          </table:table-cell>
          <table:table-cell/>
          <table:table-cell table:style-name="ce2" office:value-type="time" office:time-value="PT01H56M48S">
            <text:p>01:56:48</text:p>
          </table:table-cell>
          <table:table-cell table:style-name="ce2" office:value-type="time" office:time-value="PT00H00M00S">
            <text:p>00:00:00</text:p>
          </table:table-cell>
          <table:table-cell table:style-name="ce2" office:value-type="time" office:time-value="PT00H15M06S">
            <text:p>00:15:06</text:p>
          </table:table-cell>
          <table:table-cell table:style-name="ce2" office:value-type="time" office:time-value="PT02H28M05S">
            <text:p>02:28:05</text:p>
          </table:table-cell>
          <table:table-cell table:style-name="ce2" office:value-type="time" office:time-value="PT00H22M40S">
            <text:p>00:22:40</text:p>
          </table:table-cell>
          <table:table-cell table:style-name="ce2" office:value-type="time" office:time-value="PT01H12M18S">
            <text:p>01:12:18</text:p>
          </table:table-cell>
          <table:table-cell/>
          <table:table-cell table:number-columns-repeated="2"/>
          <table:table-cell table:formula="of:=[.D4]+[.E4]+[.F4]+[.G4]+[.H4]+[.I4]+[.J4]" office:value-type="time" office:time-value="PT06H14M57S">
            <text:p>06:14:57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02">
            <text:p>02.07.17</text:p>
          </table:table-cell>
          <table:table-cell/>
          <table:table-cell table:number-columns-repeated="6"/>
          <table:table-cell table:style-name="ce2" office:value-type="time" office:time-value="PT05H30M00S">
            <text:p>05:30:00</text:p>
          </table:table-cell>
          <table:table-cell table:number-columns-repeated="2"/>
          <table:table-cell table:formula="of:=[.D5]+[.E5]+[.F5]+[.G5]+[.H5]+[.I5]+[.J5]" office:value-type="time" office:time-value="PT05H30M00S">
            <text:p>05:30:00</text:p>
          </table:table-cell>
          <table:table-cell/>
          <table:table-cell office:value-type="string">
            <text:p>Präsivorbereitun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7-03">
            <text:p>03.07.17</text:p>
          </table:table-cell>
          <table:table-cell/>
          <table:table-cell table:number-columns-repeated="7"/>
          <table:table-cell table:number-columns-repeated="2"/>
          <table:table-cell table:formula="of:=[.D6]+[.E6]+[.F6]+[.G6]+[.H6]+[.I6]+[.J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04">
            <text:p>04.07.17</text:p>
          </table:table-cell>
          <table:table-cell/>
          <table:table-cell table:number-columns-repeated="7"/>
          <table:table-cell table:number-columns-repeated="2"/>
          <table:table-cell table:formula="of:=[.D7]+[.E7]+[.F7]+[.G7]+[.H7]+[.I7]+[.J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05">
            <text:p>05.07.17</text:p>
          </table:table-cell>
          <table:table-cell/>
          <table:table-cell table:number-columns-repeated="7"/>
          <table:table-cell table:number-columns-repeated="2"/>
          <table:table-cell table:formula="of:=[.D8]+[.E8]+[.F8]+[.G8]+[.H8]+[.I8]+[.J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06">
            <text:p>06.07.17</text:p>
          </table:table-cell>
          <table:table-cell/>
          <table:table-cell table:number-columns-repeated="7"/>
          <table:table-cell table:number-columns-repeated="2"/>
          <table:table-cell table:formula="of:=[.D9]+[.E9]+[.F9]+[.G9]+[.H9]+[.I9]+[.J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07">
            <text:p>07.07.17</text:p>
          </table:table-cell>
          <table:table-cell/>
          <table:table-cell table:number-columns-repeated="7"/>
          <table:table-cell table:number-columns-repeated="2"/>
          <table:table-cell table:formula="of:=[.D10]+[.E10]+[.F10]+[.G10]+[.H10]+[.I10]+[.J1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08">
            <text:p>08.07.17</text:p>
          </table:table-cell>
          <table:table-cell/>
          <table:table-cell table:number-columns-repeated="7"/>
          <table:table-cell table:number-columns-repeated="2"/>
          <table:table-cell table:formula="of:=[.D11]+[.E11]+[.F11]+[.G11]+[.H11]+[.I11]+[.J11]" office:value-type="float" office:value="0">
            <text:p>0</text:p>
          </table:table-cell>
          <table:table-cell table:number-columns-repeated="2"/>
          <table:table-cell table:style-name="ce3" office:value-type="string">
            <text:p>Gesamt:</text:p>
          </table:table-cell>
          <table:table-cell table:formula="of:=SUM([.M3:.M115])" office:value-type="time" office:time-value="PT33H23M43S">
            <text:p>33:23:43</text:p>
          </table:table-cell>
        </table:table-row>
        <table:table-row table:style-name="ro1">
          <table:table-cell/>
          <table:table-cell office:value-type="date" office:date-value="2017-07-09">
            <text:p>09.07.17</text:p>
          </table:table-cell>
          <table:table-cell/>
          <table:table-cell table:number-columns-repeated="7"/>
          <table:table-cell table:number-columns-repeated="2"/>
          <table:table-cell table:formula="of:=[.D12]+[.E12]+[.F12]+[.G12]+[.H12]+[.I12]+[.J1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0">
            <text:p>10.07.17</text:p>
          </table:table-cell>
          <table:table-cell/>
          <table:table-cell table:number-columns-repeated="7"/>
          <table:table-cell table:number-columns-repeated="2"/>
          <table:table-cell table:formula="of:=[.D13]+[.E13]+[.F13]+[.G13]+[.H13]+[.I13]+[.J1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1">
            <text:p>11.07.17</text:p>
          </table:table-cell>
          <table:table-cell/>
          <table:table-cell table:number-columns-repeated="7"/>
          <table:table-cell table:number-columns-repeated="2"/>
          <table:table-cell table:formula="of:=[.D14]+[.E14]+[.F14]+[.G14]+[.H14]+[.I14]+[.J1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2">
            <text:p>12.07.17</text:p>
          </table:table-cell>
          <table:table-cell/>
          <table:table-cell table:number-columns-repeated="7"/>
          <table:table-cell table:number-columns-repeated="2"/>
          <table:table-cell table:formula="of:=[.D15]+[.E15]+[.F15]+[.G15]+[.H15]+[.I15]+[.J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3">
            <text:p>13.07.17</text:p>
          </table:table-cell>
          <table:table-cell/>
          <table:table-cell table:number-columns-repeated="7"/>
          <table:table-cell table:number-columns-repeated="2"/>
          <table:table-cell table:formula="of:=[.D16]+[.E16]+[.F16]+[.G16]+[.H16]+[.I16]+[.J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4">
            <text:p>14.07.17</text:p>
          </table:table-cell>
          <table:table-cell/>
          <table:table-cell table:number-columns-repeated="7"/>
          <table:table-cell table:number-columns-repeated="2"/>
          <table:table-cell table:formula="of:=[.D17]+[.E17]+[.F17]+[.G17]+[.H17]+[.I17]+[.J1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5">
            <text:p>15.07.17</text:p>
          </table:table-cell>
          <table:table-cell/>
          <table:table-cell table:number-columns-repeated="7"/>
          <table:table-cell table:number-columns-repeated="2"/>
          <table:table-cell table:formula="of:=[.D18]+[.E18]+[.F18]+[.G18]+[.H18]+[.I18]+[.J1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6">
            <text:p>16.07.17</text:p>
          </table:table-cell>
          <table:table-cell/>
          <table:table-cell table:number-columns-repeated="7"/>
          <table:table-cell table:number-columns-repeated="2"/>
          <table:table-cell table:formula="of:=[.D19]+[.E19]+[.F19]+[.G19]+[.H19]+[.I19]+[.J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7">
            <text:p>17.07.17</text:p>
          </table:table-cell>
          <table:table-cell/>
          <table:table-cell table:number-columns-repeated="7"/>
          <table:table-cell table:number-columns-repeated="2"/>
          <table:table-cell table:formula="of:=[.D20]+[.E20]+[.F20]+[.G20]+[.H20]+[.I20]+[.J2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8">
            <text:p>18.07.17</text:p>
          </table:table-cell>
          <table:table-cell/>
          <table:table-cell table:number-columns-repeated="7"/>
          <table:table-cell table:number-columns-repeated="2"/>
          <table:table-cell table:formula="of:=[.D21]+[.E21]+[.F21]+[.G21]+[.H21]+[.I21]+[.J2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19">
            <text:p>19.07.17</text:p>
          </table:table-cell>
          <table:table-cell/>
          <table:table-cell table:number-columns-repeated="7"/>
          <table:table-cell table:number-columns-repeated="2"/>
          <table:table-cell table:formula="of:=[.D22]+[.E22]+[.F22]+[.G22]+[.H22]+[.I22]+[.J2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0">
            <text:p>20.07.17</text:p>
          </table:table-cell>
          <table:table-cell/>
          <table:table-cell table:number-columns-repeated="7"/>
          <table:table-cell table:number-columns-repeated="2"/>
          <table:table-cell table:formula="of:=[.D23]+[.E23]+[.F23]+[.G23]+[.H23]+[.I23]+[.J2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1">
            <text:p>21.07.17</text:p>
          </table:table-cell>
          <table:table-cell/>
          <table:table-cell table:number-columns-repeated="7"/>
          <table:table-cell table:number-columns-repeated="2"/>
          <table:table-cell table:formula="of:=[.D24]+[.E24]+[.F24]+[.G24]+[.H24]+[.I24]+[.J2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2">
            <text:p>22.07.17</text:p>
          </table:table-cell>
          <table:table-cell/>
          <table:table-cell table:number-columns-repeated="7"/>
          <table:table-cell table:number-columns-repeated="2"/>
          <table:table-cell table:formula="of:=[.D25]+[.E25]+[.F25]+[.G25]+[.H25]+[.I25]+[.J2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3">
            <text:p>23.07.17</text:p>
          </table:table-cell>
          <table:table-cell/>
          <table:table-cell table:style-name="ce2" office:value-type="time" office:time-value="PT00H07M52S">
            <text:p>00:07:52</text:p>
          </table:table-cell>
          <table:table-cell table:style-name="ce2" office:value-type="time" office:time-value="PT00H29M35S">
            <text:p>00:29:35</text:p>
          </table:table-cell>
          <table:table-cell table:number-columns-repeated="5"/>
          <table:table-cell table:number-columns-repeated="2"/>
          <table:table-cell table:formula="of:=[.D26]+[.E26]+[.F26]+[.G26]+[.H26]+[.I26]+[.J26]" office:value-type="time" office:time-value="PT00H37M27S">
            <text:p>00:37:27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4">
            <text:p>24.07.17</text:p>
          </table:table-cell>
          <table:table-cell/>
          <table:table-cell table:style-name="ce2" office:value-type="time" office:time-value="PT00H47M39S">
            <text:p>00:47:39</text:p>
          </table:table-cell>
          <table:table-cell table:style-name="ce2" office:value-type="time" office:time-value="PT00H32M45S">
            <text:p>00:32:45</text:p>
          </table:table-cell>
          <table:table-cell table:style-name="ce2" office:value-type="time" office:time-value="PT00H10M54S">
            <text:p>00:10:54</text:p>
          </table:table-cell>
          <table:table-cell table:style-name="ce2" office:value-type="time" office:time-value="PT01H38M37S">
            <text:p>01:38:37</text:p>
          </table:table-cell>
          <table:table-cell table:style-name="ce2" office:value-type="time" office:time-value="PT00H05M51S">
            <text:p>00:05:51</text:p>
          </table:table-cell>
          <table:table-cell table:number-columns-repeated="2"/>
          <table:table-cell table:number-columns-repeated="2"/>
          <table:table-cell table:formula="of:=[.D27]+[.E27]+[.F27]+[.G27]+[.H27]+[.I27]+[.J27]" office:value-type="time" office:time-value="PT03H15M46S">
            <text:p>03:15:46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5">
            <text:p>25.07.17</text:p>
          </table:table-cell>
          <table:table-cell/>
          <table:table-cell table:style-name="ce2" office:value-type="time" office:time-value="PT00H55M30S">
            <text:p>00:55:30</text:p>
          </table:table-cell>
          <table:table-cell/>
          <table:table-cell table:style-name="ce2" office:value-type="time" office:time-value="PT00H18M39S">
            <text:p>00:18:39</text:p>
          </table:table-cell>
          <table:table-cell table:style-name="ce2" office:value-type="time" office:time-value="PT02H47M02S">
            <text:p>02:47:02</text:p>
          </table:table-cell>
          <table:table-cell table:style-name="ce2" office:value-type="time" office:time-value="PT00H10M36S">
            <text:p>00:10:36</text:p>
          </table:table-cell>
          <table:table-cell/>
          <table:table-cell table:style-name="ce2" office:value-type="time" office:time-value="PT00H28M19S">
            <text:p>00:28:19</text:p>
          </table:table-cell>
          <table:table-cell table:number-columns-repeated="2"/>
          <table:table-cell table:formula="of:=[.D28]+[.E28]+[.F28]+[.G28]+[.H28]+[.I28]+[.J28]" office:value-type="time" office:time-value="PT04H40M06S">
            <text:p>04:40:06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6">
            <text:p>26.07.17</text:p>
          </table:table-cell>
          <table:table-cell/>
          <table:table-cell table:number-columns-repeated="7"/>
          <table:table-cell table:number-columns-repeated="2"/>
          <table:table-cell table:formula="of:=[.D29]+[.E29]+[.F29]+[.G29]+[.H29]+[.I29]+[.J2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7">
            <text:p>27.07.17</text:p>
          </table:table-cell>
          <table:table-cell/>
          <table:table-cell table:number-columns-repeated="7"/>
          <table:table-cell table:number-columns-repeated="2"/>
          <table:table-cell table:formula="of:=[.D30]+[.E30]+[.F30]+[.G30]+[.H30]+[.I30]+[.J3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8">
            <text:p>28.07.17</text:p>
          </table:table-cell>
          <table:table-cell/>
          <table:table-cell table:style-name="ce2" office:value-type="time" office:time-value="PT01H35M44S">
            <text:p>01:35:44</text:p>
          </table:table-cell>
          <table:table-cell/>
          <table:table-cell table:style-name="ce2" office:value-type="time" office:time-value="PT00H15M03S">
            <text:p>00:15:03</text:p>
          </table:table-cell>
          <table:table-cell table:style-name="ce2" office:value-type="time" office:time-value="PT04H30M46S">
            <text:p>04:30:46</text:p>
          </table:table-cell>
          <table:table-cell table:style-name="ce2" office:value-type="time" office:time-value="PT00H13M55S">
            <text:p>00:13:55</text:p>
          </table:table-cell>
          <table:table-cell/>
          <table:table-cell table:style-name="ce2" office:value-type="time" office:time-value="PT00H15M00S">
            <text:p>00:15:00</text:p>
          </table:table-cell>
          <table:table-cell table:number-columns-repeated="2"/>
          <table:table-cell table:formula="of:=[.D31]+[.E31]+[.F31]+[.G31]+[.H31]+[.I31]+[.J31]" office:value-type="time" office:time-value="PT06H50M28S">
            <text:p>06:50:28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29">
            <text:p>29.07.17</text:p>
          </table:table-cell>
          <table:table-cell/>
          <table:table-cell table:number-columns-repeated="7"/>
          <table:table-cell table:number-columns-repeated="2"/>
          <table:table-cell table:formula="of:=[.D32]+[.E32]+[.F32]+[.G32]+[.H32]+[.I32]+[.J3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30">
            <text:p>30.07.17</text:p>
          </table:table-cell>
          <table:table-cell/>
          <table:table-cell table:number-columns-repeated="2"/>
          <table:table-cell table:style-name="ce2" office:value-type="time" office:time-value="PT00H18M08S">
            <text:p>00:18:08</text:p>
          </table:table-cell>
          <table:table-cell table:number-columns-repeated="4"/>
          <table:table-cell table:number-columns-repeated="2"/>
          <table:table-cell table:formula="of:=[.D33]+[.E33]+[.F33]+[.G33]+[.H33]+[.I33]+[.J33]" office:value-type="time" office:time-value="PT00H18M08S">
            <text:p>00:18:08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7-31">
            <text:p>31.07.17</text:p>
          </table:table-cell>
          <table:table-cell/>
          <table:table-cell table:number-columns-repeated="7"/>
          <table:table-cell table:number-columns-repeated="2"/>
          <table:table-cell table:formula="of:=[.D34]+[.E34]+[.F34]+[.G34]+[.H34]+[.I34]+[.J3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1">
            <text:p>01.08.17</text:p>
          </table:table-cell>
          <table:table-cell/>
          <table:table-cell table:number-columns-repeated="7"/>
          <table:table-cell table:number-columns-repeated="2"/>
          <table:table-cell table:formula="of:=[.D35]+[.E35]+[.F35]+[.G35]+[.H35]+[.I35]+[.J3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2">
            <text:p>02.08.17</text:p>
          </table:table-cell>
          <table:table-cell/>
          <table:table-cell table:style-name="ce2" office:value-type="time" office:time-value="PT00H16M58S">
            <text:p>00:16:58</text:p>
          </table:table-cell>
          <table:table-cell/>
          <table:table-cell table:style-name="ce2" office:value-type="time" office:time-value="PT00H11M40S">
            <text:p>00:11:40</text:p>
          </table:table-cell>
          <table:table-cell table:style-name="ce2" office:value-type="time" office:time-value="PT02H00M11S">
            <text:p>02:00:11</text:p>
          </table:table-cell>
          <table:table-cell table:style-name="ce2" office:value-type="time" office:time-value="PT00H04M22S">
            <text:p>00:04:22</text:p>
          </table:table-cell>
          <table:table-cell/>
          <table:table-cell table:style-name="ce2" office:value-type="time" office:time-value="PT00H01M42S">
            <text:p>00:01:42</text:p>
          </table:table-cell>
          <table:table-cell table:number-columns-repeated="2"/>
          <table:table-cell table:formula="of:=[.D36]+[.E36]+[.F36]+[.G36]+[.H36]+[.I36]+[.J36]" office:value-type="time" office:time-value="PT02H34M53S">
            <text:p>02:34:53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3">
            <text:p>03.08.17</text:p>
          </table:table-cell>
          <table:table-cell/>
          <table:table-cell table:number-columns-repeated="7"/>
          <table:table-cell table:number-columns-repeated="2"/>
          <table:table-cell table:formula="of:=[.D37]+[.E37]+[.F37]+[.G37]+[.H37]+[.I37]+[.J3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4">
            <text:p>04.08.17</text:p>
          </table:table-cell>
          <table:table-cell/>
          <table:table-cell table:number-columns-repeated="7"/>
          <table:table-cell table:number-columns-repeated="2"/>
          <table:table-cell table:formula="of:=[.D38]+[.E38]+[.F38]+[.G38]+[.H38]+[.I38]+[.J3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5">
            <text:p>05.08.17</text:p>
          </table:table-cell>
          <table:table-cell/>
          <table:table-cell table:number-columns-repeated="7"/>
          <table:table-cell table:number-columns-repeated="2"/>
          <table:table-cell table:formula="of:=[.D39]+[.E39]+[.F39]+[.G39]+[.H39]+[.I39]+[.J3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6">
            <text:p>06.08.17</text:p>
          </table:table-cell>
          <table:table-cell/>
          <table:table-cell table:number-columns-repeated="7"/>
          <table:table-cell table:number-columns-repeated="2"/>
          <table:table-cell table:formula="of:=[.D40]+[.E40]+[.F40]+[.G40]+[.H40]+[.I40]+[.J4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7">
            <text:p>07.08.17</text:p>
          </table:table-cell>
          <table:table-cell/>
          <table:table-cell table:number-columns-repeated="7"/>
          <table:table-cell table:number-columns-repeated="2"/>
          <table:table-cell table:formula="of:=[.D41]+[.E41]+[.F41]+[.G41]+[.H41]+[.I41]+[.J4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8">
            <text:p>08.08.17</text:p>
          </table:table-cell>
          <table:table-cell/>
          <table:table-cell table:number-columns-repeated="7"/>
          <table:table-cell table:number-columns-repeated="2"/>
          <table:table-cell table:formula="of:=[.D42]+[.E42]+[.F42]+[.G42]+[.H42]+[.I42]+[.J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09">
            <text:p>09.08.17</text:p>
          </table:table-cell>
          <table:table-cell/>
          <table:table-cell table:number-columns-repeated="7"/>
          <table:table-cell table:number-columns-repeated="2"/>
          <table:table-cell table:formula="of:=[.D43]+[.E43]+[.F43]+[.G43]+[.H43]+[.I43]+[.J4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0">
            <text:p>10.08.17</text:p>
          </table:table-cell>
          <table:table-cell/>
          <table:table-cell table:number-columns-repeated="7"/>
          <table:table-cell table:number-columns-repeated="2"/>
          <table:table-cell table:formula="of:=[.D44]+[.E44]+[.F44]+[.G44]+[.H44]+[.I44]+[.J4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1">
            <text:p>11.08.17</text:p>
          </table:table-cell>
          <table:table-cell/>
          <table:table-cell table:number-columns-repeated="7"/>
          <table:table-cell table:number-columns-repeated="2"/>
          <table:table-cell table:formula="of:=[.D45]+[.E45]+[.F45]+[.G45]+[.H45]+[.I45]+[.J4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2">
            <text:p>12.08.17</text:p>
          </table:table-cell>
          <table:table-cell/>
          <table:table-cell table:number-columns-repeated="7"/>
          <table:table-cell table:number-columns-repeated="2"/>
          <table:table-cell table:formula="of:=[.D46]+[.E46]+[.F46]+[.G46]+[.H46]+[.I46]+[.J4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3">
            <text:p>13.08.17</text:p>
          </table:table-cell>
          <table:table-cell/>
          <table:table-cell table:number-columns-repeated="7"/>
          <table:table-cell table:number-columns-repeated="2"/>
          <table:table-cell table:formula="of:=[.D47]+[.E47]+[.F47]+[.G47]+[.H47]+[.I47]+[.J4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4">
            <text:p>14.08.17</text:p>
          </table:table-cell>
          <table:table-cell/>
          <table:table-cell table:number-columns-repeated="7"/>
          <table:table-cell table:number-columns-repeated="2"/>
          <table:table-cell table:formula="of:=[.D48]+[.E48]+[.F48]+[.G48]+[.H48]+[.I48]+[.J4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5">
            <text:p>15.08.17</text:p>
          </table:table-cell>
          <table:table-cell/>
          <table:table-cell table:number-columns-repeated="7"/>
          <table:table-cell table:number-columns-repeated="2"/>
          <table:table-cell table:formula="of:=[.D49]+[.E49]+[.F49]+[.G49]+[.H49]+[.I49]+[.J4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6">
            <text:p>16.08.17</text:p>
          </table:table-cell>
          <table:table-cell/>
          <table:table-cell table:number-columns-repeated="7"/>
          <table:table-cell table:number-columns-repeated="2"/>
          <table:table-cell table:formula="of:=[.D50]+[.E50]+[.F50]+[.G50]+[.H50]+[.I50]+[.J5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7">
            <text:p>17.08.17</text:p>
          </table:table-cell>
          <table:table-cell/>
          <table:table-cell table:number-columns-repeated="7"/>
          <table:table-cell table:number-columns-repeated="2"/>
          <table:table-cell table:formula="of:=[.D51]+[.E51]+[.F51]+[.G51]+[.H51]+[.I51]+[.J5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8">
            <text:p>18.08.17</text:p>
          </table:table-cell>
          <table:table-cell/>
          <table:table-cell table:number-columns-repeated="7"/>
          <table:table-cell table:number-columns-repeated="2"/>
          <table:table-cell table:formula="of:=[.D52]+[.E52]+[.F52]+[.G52]+[.H52]+[.I52]+[.J5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19">
            <text:p>19.08.17</text:p>
          </table:table-cell>
          <table:table-cell/>
          <table:table-cell table:number-columns-repeated="7"/>
          <table:table-cell table:number-columns-repeated="2"/>
          <table:table-cell table:formula="of:=[.D53]+[.E53]+[.F53]+[.G53]+[.H53]+[.I53]+[.J5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0">
            <text:p>20.08.17</text:p>
          </table:table-cell>
          <table:table-cell/>
          <table:table-cell table:number-columns-repeated="7"/>
          <table:table-cell table:number-columns-repeated="2"/>
          <table:table-cell table:formula="of:=[.D54]+[.E54]+[.F54]+[.G54]+[.H54]+[.I54]+[.J5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1">
            <text:p>21.08.17</text:p>
          </table:table-cell>
          <table:table-cell/>
          <table:table-cell table:number-columns-repeated="7"/>
          <table:table-cell table:number-columns-repeated="2"/>
          <table:table-cell table:formula="of:=[.D55]+[.E55]+[.F55]+[.G55]+[.H55]+[.I55]+[.J5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2">
            <text:p>22.08.17</text:p>
          </table:table-cell>
          <table:table-cell/>
          <table:table-cell table:number-columns-repeated="7"/>
          <table:table-cell table:number-columns-repeated="2"/>
          <table:table-cell table:formula="of:=[.D56]+[.E56]+[.F56]+[.G56]+[.H56]+[.I56]+[.J5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3">
            <text:p>23.08.17</text:p>
          </table:table-cell>
          <table:table-cell/>
          <table:table-cell table:number-columns-repeated="7"/>
          <table:table-cell table:number-columns-repeated="2"/>
          <table:table-cell table:formula="of:=[.D57]+[.E57]+[.F57]+[.G57]+[.H57]+[.I57]+[.J5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4">
            <text:p>24.08.17</text:p>
          </table:table-cell>
          <table:table-cell/>
          <table:table-cell table:number-columns-repeated="7"/>
          <table:table-cell table:number-columns-repeated="2"/>
          <table:table-cell table:formula="of:=[.D58]+[.E58]+[.F58]+[.G58]+[.H58]+[.I58]+[.J5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5">
            <text:p>25.08.17</text:p>
          </table:table-cell>
          <table:table-cell/>
          <table:table-cell table:number-columns-repeated="7"/>
          <table:table-cell table:number-columns-repeated="2"/>
          <table:table-cell table:formula="of:=[.D59]+[.E59]+[.F59]+[.G59]+[.H59]+[.I59]+[.J5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6">
            <text:p>26.08.17</text:p>
          </table:table-cell>
          <table:table-cell/>
          <table:table-cell table:number-columns-repeated="7"/>
          <table:table-cell table:number-columns-repeated="2"/>
          <table:table-cell table:formula="of:=[.D60]+[.E60]+[.F60]+[.G60]+[.H60]+[.I60]+[.J6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7">
            <text:p>27.08.17</text:p>
          </table:table-cell>
          <table:table-cell/>
          <table:table-cell table:number-columns-repeated="7"/>
          <table:table-cell table:number-columns-repeated="2"/>
          <table:table-cell table:formula="of:=[.D61]+[.E61]+[.F61]+[.G61]+[.H61]+[.I61]+[.J6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8">
            <text:p>28.08.17</text:p>
          </table:table-cell>
          <table:table-cell/>
          <table:table-cell table:number-columns-repeated="7"/>
          <table:table-cell table:number-columns-repeated="2"/>
          <table:table-cell table:formula="of:=[.D62]+[.E62]+[.F62]+[.G62]+[.H62]+[.I62]+[.J6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29">
            <text:p>29.08.17</text:p>
          </table:table-cell>
          <table:table-cell/>
          <table:table-cell table:number-columns-repeated="7"/>
          <table:table-cell table:number-columns-repeated="2"/>
          <table:table-cell table:formula="of:=[.D63]+[.E63]+[.F63]+[.G63]+[.H63]+[.I63]+[.J6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30">
            <text:p>30.08.17</text:p>
          </table:table-cell>
          <table:table-cell/>
          <table:table-cell table:number-columns-repeated="7"/>
          <table:table-cell table:number-columns-repeated="2"/>
          <table:table-cell table:formula="of:=[.D64]+[.E64]+[.F64]+[.G64]+[.H64]+[.I64]+[.J6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8-31">
            <text:p>31.08.17</text:p>
          </table:table-cell>
          <table:table-cell/>
          <table:table-cell table:number-columns-repeated="7"/>
          <table:table-cell table:number-columns-repeated="2"/>
          <table:table-cell table:formula="of:=[.D65]+[.E65]+[.F65]+[.G65]+[.H65]+[.I65]+[.J6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1">
            <text:p>01.09.17</text:p>
          </table:table-cell>
          <table:table-cell/>
          <table:table-cell table:number-columns-repeated="7"/>
          <table:table-cell table:number-columns-repeated="2"/>
          <table:table-cell table:formula="of:=[.D66]+[.E66]+[.F66]+[.G66]+[.H66]+[.I66]+[.J6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2">
            <text:p>02.09.17</text:p>
          </table:table-cell>
          <table:table-cell/>
          <table:table-cell table:number-columns-repeated="7"/>
          <table:table-cell table:number-columns-repeated="2"/>
          <table:table-cell table:formula="of:=[.D67]+[.E67]+[.F67]+[.G67]+[.H67]+[.I67]+[.J6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3">
            <text:p>03.09.17</text:p>
          </table:table-cell>
          <table:table-cell/>
          <table:table-cell table:number-columns-repeated="7"/>
          <table:table-cell table:number-columns-repeated="2"/>
          <table:table-cell table:formula="of:=[.D68]+[.E68]+[.F68]+[.G68]+[.H68]+[.I68]+[.J6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4">
            <text:p>04.09.17</text:p>
          </table:table-cell>
          <table:table-cell/>
          <table:table-cell table:number-columns-repeated="7"/>
          <table:table-cell table:number-columns-repeated="2"/>
          <table:table-cell table:formula="of:=[.D69]+[.E69]+[.F69]+[.G69]+[.H69]+[.I69]+[.J6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5">
            <text:p>05.09.17</text:p>
          </table:table-cell>
          <table:table-cell/>
          <table:table-cell table:number-columns-repeated="7"/>
          <table:table-cell table:number-columns-repeated="2"/>
          <table:table-cell table:formula="of:=[.D70]+[.E70]+[.F70]+[.G70]+[.H70]+[.I70]+[.J7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6">
            <text:p>06.09.17</text:p>
          </table:table-cell>
          <table:table-cell/>
          <table:table-cell table:number-columns-repeated="7"/>
          <table:table-cell table:number-columns-repeated="2"/>
          <table:table-cell table:formula="of:=[.D71]+[.E71]+[.F71]+[.G71]+[.H71]+[.I71]+[.J7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7">
            <text:p>07.09.17</text:p>
          </table:table-cell>
          <table:table-cell/>
          <table:table-cell table:number-columns-repeated="7"/>
          <table:table-cell table:number-columns-repeated="2"/>
          <table:table-cell table:formula="of:=[.D72]+[.E72]+[.F72]+[.G72]+[.H72]+[.I72]+[.J7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8">
            <text:p>08.09.17</text:p>
          </table:table-cell>
          <table:table-cell/>
          <table:table-cell table:number-columns-repeated="7"/>
          <table:table-cell table:number-columns-repeated="2"/>
          <table:table-cell table:formula="of:=[.D73]+[.E73]+[.F73]+[.G73]+[.H73]+[.I73]+[.J7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09">
            <text:p>09.09.17</text:p>
          </table:table-cell>
          <table:table-cell/>
          <table:table-cell table:number-columns-repeated="7"/>
          <table:table-cell table:number-columns-repeated="2"/>
          <table:table-cell table:formula="of:=[.D74]+[.E74]+[.F74]+[.G74]+[.H74]+[.I74]+[.J7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0">
            <text:p>10.09.17</text:p>
          </table:table-cell>
          <table:table-cell/>
          <table:table-cell table:number-columns-repeated="7"/>
          <table:table-cell table:number-columns-repeated="2"/>
          <table:table-cell table:formula="of:=[.D75]+[.E75]+[.F75]+[.G75]+[.H75]+[.I75]+[.J7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1">
            <text:p>11.09.17</text:p>
          </table:table-cell>
          <table:table-cell/>
          <table:table-cell table:number-columns-repeated="7"/>
          <table:table-cell table:number-columns-repeated="2"/>
          <table:table-cell table:formula="of:=[.D76]+[.E76]+[.F76]+[.G76]+[.H76]+[.I76]+[.J7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2">
            <text:p>12.09.17</text:p>
          </table:table-cell>
          <table:table-cell/>
          <table:table-cell table:number-columns-repeated="7"/>
          <table:table-cell table:number-columns-repeated="2"/>
          <table:table-cell table:formula="of:=[.D77]+[.E77]+[.F77]+[.G77]+[.H77]+[.I77]+[.J7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3">
            <text:p>13.09.17</text:p>
          </table:table-cell>
          <table:table-cell/>
          <table:table-cell table:number-columns-repeated="7"/>
          <table:table-cell table:number-columns-repeated="2"/>
          <table:table-cell table:formula="of:=[.D78]+[.E78]+[.F78]+[.G78]+[.H78]+[.I78]+[.J7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4">
            <text:p>14.09.17</text:p>
          </table:table-cell>
          <table:table-cell/>
          <table:table-cell table:number-columns-repeated="7"/>
          <table:table-cell table:number-columns-repeated="2"/>
          <table:table-cell table:formula="of:=[.D79]+[.E79]+[.F79]+[.G79]+[.H79]+[.I79]+[.J7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5">
            <text:p>15.09.17</text:p>
          </table:table-cell>
          <table:table-cell/>
          <table:table-cell table:number-columns-repeated="7"/>
          <table:table-cell table:number-columns-repeated="2"/>
          <table:table-cell table:formula="of:=[.D80]+[.E80]+[.F80]+[.G80]+[.H80]+[.I80]+[.J8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6">
            <text:p>16.09.17</text:p>
          </table:table-cell>
          <table:table-cell/>
          <table:table-cell table:number-columns-repeated="7"/>
          <table:table-cell table:number-columns-repeated="2"/>
          <table:table-cell table:formula="of:=[.D81]+[.E81]+[.F81]+[.G81]+[.H81]+[.I81]+[.J8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7">
            <text:p>17.09.17</text:p>
          </table:table-cell>
          <table:table-cell/>
          <table:table-cell table:number-columns-repeated="7"/>
          <table:table-cell table:number-columns-repeated="2"/>
          <table:table-cell table:formula="of:=[.D82]+[.E82]+[.F82]+[.G82]+[.H82]+[.I82]+[.J8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8">
            <text:p>18.09.17</text:p>
          </table:table-cell>
          <table:table-cell/>
          <table:table-cell table:number-columns-repeated="7"/>
          <table:table-cell table:number-columns-repeated="2"/>
          <table:table-cell table:formula="of:=[.D83]+[.E83]+[.F83]+[.G83]+[.H83]+[.I83]+[.J8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19">
            <text:p>19.09.17</text:p>
          </table:table-cell>
          <table:table-cell/>
          <table:table-cell table:number-columns-repeated="7"/>
          <table:table-cell table:number-columns-repeated="2"/>
          <table:table-cell table:formula="of:=[.D84]+[.E84]+[.F84]+[.G84]+[.H84]+[.I84]+[.J8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0">
            <text:p>20.09.17</text:p>
          </table:table-cell>
          <table:table-cell/>
          <table:table-cell table:number-columns-repeated="7"/>
          <table:table-cell table:number-columns-repeated="2"/>
          <table:table-cell table:formula="of:=[.D85]+[.E85]+[.F85]+[.G85]+[.H85]+[.I85]+[.J8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1">
            <text:p>21.09.17</text:p>
          </table:table-cell>
          <table:table-cell/>
          <table:table-cell table:number-columns-repeated="7"/>
          <table:table-cell table:number-columns-repeated="2"/>
          <table:table-cell table:formula="of:=[.D86]+[.E86]+[.F86]+[.G86]+[.H86]+[.I86]+[.J8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2">
            <text:p>22.09.17</text:p>
          </table:table-cell>
          <table:table-cell/>
          <table:table-cell table:number-columns-repeated="7"/>
          <table:table-cell table:number-columns-repeated="2"/>
          <table:table-cell table:formula="of:=[.D87]+[.E87]+[.F87]+[.G87]+[.H87]+[.I87]+[.J8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3">
            <text:p>23.09.17</text:p>
          </table:table-cell>
          <table:table-cell/>
          <table:table-cell table:number-columns-repeated="7"/>
          <table:table-cell table:number-columns-repeated="2"/>
          <table:table-cell table:formula="of:=[.D88]+[.E88]+[.F88]+[.G88]+[.H88]+[.I88]+[.J8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4">
            <text:p>24.09.17</text:p>
          </table:table-cell>
          <table:table-cell/>
          <table:table-cell table:number-columns-repeated="7"/>
          <table:table-cell table:number-columns-repeated="2"/>
          <table:table-cell table:formula="of:=[.D89]+[.E89]+[.F89]+[.G89]+[.H89]+[.I89]+[.J8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5">
            <text:p>25.09.17</text:p>
          </table:table-cell>
          <table:table-cell/>
          <table:table-cell table:number-columns-repeated="7"/>
          <table:table-cell table:number-columns-repeated="2"/>
          <table:table-cell table:formula="of:=[.D90]+[.E90]+[.F90]+[.G90]+[.H90]+[.I90]+[.J9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6">
            <text:p>26.09.17</text:p>
          </table:table-cell>
          <table:table-cell/>
          <table:table-cell table:number-columns-repeated="7"/>
          <table:table-cell table:number-columns-repeated="2"/>
          <table:table-cell table:formula="of:=[.D91]+[.E91]+[.F91]+[.G91]+[.H91]+[.I91]+[.J9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7">
            <text:p>27.09.17</text:p>
          </table:table-cell>
          <table:table-cell/>
          <table:table-cell table:number-columns-repeated="7"/>
          <table:table-cell table:number-columns-repeated="2"/>
          <table:table-cell table:formula="of:=[.D92]+[.E92]+[.F92]+[.G92]+[.H92]+[.I92]+[.J9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8">
            <text:p>28.09.17</text:p>
          </table:table-cell>
          <table:table-cell/>
          <table:table-cell table:number-columns-repeated="7"/>
          <table:table-cell table:number-columns-repeated="2"/>
          <table:table-cell table:formula="of:=[.D93]+[.E93]+[.F93]+[.G93]+[.H93]+[.I93]+[.J9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29">
            <text:p>29.09.17</text:p>
          </table:table-cell>
          <table:table-cell/>
          <table:table-cell table:number-columns-repeated="7"/>
          <table:table-cell table:number-columns-repeated="2"/>
          <table:table-cell table:formula="of:=[.D94]+[.E94]+[.F94]+[.G94]+[.H94]+[.I94]+[.J9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09-30">
            <text:p>30.09.17</text:p>
          </table:table-cell>
          <table:table-cell/>
          <table:table-cell table:number-columns-repeated="7"/>
          <table:table-cell table:number-columns-repeated="2"/>
          <table:table-cell table:formula="of:=[.D95]+[.E95]+[.F95]+[.G95]+[.H95]+[.I95]+[.J9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1">
            <text:p>01.10.17</text:p>
          </table:table-cell>
          <table:table-cell/>
          <table:table-cell table:number-columns-repeated="7"/>
          <table:table-cell table:number-columns-repeated="2"/>
          <table:table-cell table:formula="of:=[.D96]+[.E96]+[.F96]+[.G96]+[.H96]+[.I96]+[.J9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2">
            <text:p>02.10.17</text:p>
          </table:table-cell>
          <table:table-cell/>
          <table:table-cell table:number-columns-repeated="7"/>
          <table:table-cell table:number-columns-repeated="2"/>
          <table:table-cell table:formula="of:=[.D97]+[.E97]+[.F97]+[.G97]+[.H97]+[.I97]+[.J9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3">
            <text:p>03.10.17</text:p>
          </table:table-cell>
          <table:table-cell/>
          <table:table-cell table:number-columns-repeated="7"/>
          <table:table-cell table:number-columns-repeated="2"/>
          <table:table-cell table:formula="of:=[.D98]+[.E98]+[.F98]+[.G98]+[.H98]+[.I98]+[.J9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4">
            <text:p>04.10.17</text:p>
          </table:table-cell>
          <table:table-cell/>
          <table:table-cell table:number-columns-repeated="7"/>
          <table:table-cell table:number-columns-repeated="2"/>
          <table:table-cell table:formula="of:=[.D99]+[.E99]+[.F99]+[.G99]+[.H99]+[.I99]+[.J9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5">
            <text:p>05.10.17</text:p>
          </table:table-cell>
          <table:table-cell/>
          <table:table-cell table:number-columns-repeated="7"/>
          <table:table-cell table:number-columns-repeated="2"/>
          <table:table-cell table:formula="of:=[.D100]+[.E100]+[.F100]+[.G100]+[.H100]+[.I100]+[.J10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6">
            <text:p>06.10.17</text:p>
          </table:table-cell>
          <table:table-cell/>
          <table:table-cell table:number-columns-repeated="7"/>
          <table:table-cell table:number-columns-repeated="2"/>
          <table:table-cell table:formula="of:=[.D101]+[.E101]+[.F101]+[.G101]+[.H101]+[.I101]+[.J10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7">
            <text:p>07.10.17</text:p>
          </table:table-cell>
          <table:table-cell/>
          <table:table-cell table:number-columns-repeated="7"/>
          <table:table-cell table:number-columns-repeated="2"/>
          <table:table-cell table:formula="of:=[.D102]+[.E102]+[.F102]+[.G102]+[.H102]+[.I102]+[.J10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8">
            <text:p>08.10.17</text:p>
          </table:table-cell>
          <table:table-cell/>
          <table:table-cell table:number-columns-repeated="7"/>
          <table:table-cell table:number-columns-repeated="2"/>
          <table:table-cell table:formula="of:=[.D103]+[.E103]+[.F103]+[.G103]+[.H103]+[.I103]+[.J10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09">
            <text:p>09.10.17</text:p>
          </table:table-cell>
          <table:table-cell/>
          <table:table-cell table:number-columns-repeated="7"/>
          <table:table-cell table:number-columns-repeated="2"/>
          <table:table-cell table:formula="of:=[.D104]+[.E104]+[.F104]+[.G104]+[.H104]+[.I104]+[.J10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0">
            <text:p>10.10.17</text:p>
          </table:table-cell>
          <table:table-cell/>
          <table:table-cell table:number-columns-repeated="7"/>
          <table:table-cell table:number-columns-repeated="2"/>
          <table:table-cell table:formula="of:=[.D105]+[.E105]+[.F105]+[.G105]+[.H105]+[.I105]+[.J10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1">
            <text:p>11.10.17</text:p>
          </table:table-cell>
          <table:table-cell/>
          <table:table-cell table:number-columns-repeated="7"/>
          <table:table-cell table:number-columns-repeated="2"/>
          <table:table-cell table:formula="of:=[.D106]+[.E106]+[.F106]+[.G106]+[.H106]+[.I106]+[.J10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2">
            <text:p>12.10.17</text:p>
          </table:table-cell>
          <table:table-cell/>
          <table:table-cell table:number-columns-repeated="7"/>
          <table:table-cell table:number-columns-repeated="2"/>
          <table:table-cell table:formula="of:=[.D107]+[.E107]+[.F107]+[.G107]+[.H107]+[.I107]+[.J10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3">
            <text:p>13.10.17</text:p>
          </table:table-cell>
          <table:table-cell/>
          <table:table-cell table:number-columns-repeated="7"/>
          <table:table-cell table:number-columns-repeated="2"/>
          <table:table-cell table:formula="of:=[.D108]+[.E108]+[.F108]+[.G108]+[.H108]+[.I108]+[.J10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4">
            <text:p>14.10.17</text:p>
          </table:table-cell>
          <table:table-cell/>
          <table:table-cell table:number-columns-repeated="7"/>
          <table:table-cell table:number-columns-repeated="2"/>
          <table:table-cell table:formula="of:=[.D109]+[.E109]+[.F109]+[.G109]+[.H109]+[.I109]+[.J10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5">
            <text:p>15.10.17</text:p>
          </table:table-cell>
          <table:table-cell/>
          <table:table-cell table:number-columns-repeated="7"/>
          <table:table-cell table:number-columns-repeated="2"/>
          <table:table-cell table:formula="of:=[.D110]+[.E110]+[.F110]+[.G110]+[.H110]+[.I110]+[.J11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6">
            <text:p>16.10.17</text:p>
          </table:table-cell>
          <table:table-cell/>
          <table:table-cell table:number-columns-repeated="7"/>
          <table:table-cell table:number-columns-repeated="2"/>
          <table:table-cell table:formula="of:=[.D111]+[.E111]+[.F111]+[.G111]+[.H111]+[.I111]+[.J11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7">
            <text:p>17.10.17</text:p>
          </table:table-cell>
          <table:table-cell/>
          <table:table-cell table:number-columns-repeated="7"/>
          <table:table-cell table:number-columns-repeated="2"/>
          <table:table-cell table:formula="of:=[.D112]+[.E112]+[.F112]+[.G112]+[.H112]+[.I112]+[.J11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8">
            <text:p>18.10.17</text:p>
          </table:table-cell>
          <table:table-cell/>
          <table:table-cell table:number-columns-repeated="7"/>
          <table:table-cell table:number-columns-repeated="2"/>
          <table:table-cell table:formula="of:=[.D113]+[.E113]+[.F113]+[.G113]+[.H113]+[.I113]+[.J11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19">
            <text:p>19.10.17</text:p>
          </table:table-cell>
          <table:table-cell/>
          <table:table-cell table:number-columns-repeated="7"/>
          <table:table-cell table:number-columns-repeated="2"/>
          <table:table-cell table:formula="of:=[.D114]+[.E114]+[.F114]+[.G114]+[.H114]+[.I114]+[.J11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17-10-20">
            <text:p>20.10.17</text:p>
          </table:table-cell>
          <table:table-cell/>
          <table:table-cell table:number-columns-repeated="7"/>
          <table:table-cell table:number-columns-repeated="2"/>
          <table:table-cell table:formula="of:=[.D115]+[.E115]+[.F115]+[.G115]+[.H115]+[.I115]+[.J115]" office:value-type="float" office:value="0">
            <text:p>0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2.08.2017</text:date>, <text:time>16:37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B</meta:initial-creator>
    <meta:creation-date>2017-06-30T13:17:55.42</meta:creation-date>
    <meta:generator>OpenOffice/4.1.1$Win32 OpenOffice.org_project/411m6$Build-9775</meta:generator>
    <dc:date>2017-08-02T16:37:16.42</dc:date>
    <dc:creator>Philipp B</dc:creator>
    <meta:editing-duration>PT27M34S</meta:editing-duration>
    <meta:editing-cycles>14</meta:editing-cycles>
    <meta:document-statistic meta:table-count="3" meta:cell-count="1030" meta:object-count="0"/>
  </office:meta>
</office:document-meta>
</file>